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-( PI()*0.5 + PI()*0.25 )*COS([.A1]*PI()) + PI()*0.25" office:value-type="float" office:value="-1.5707963267949" calcext:value-type="float">
            <text:p>-1.5707963267949</text:p>
          </table:table-cell>
          <table:table-cell table:formula="of:=( PI()*0.5 + PI()*0.25 )*SIN([.A1]*PI())*PI()" office:value-type="float" office:value="0" calcext:value-type="float">
            <text:p>0</text:p>
          </table:table-cell>
        </table:table-row>
        <table:table-row table:style-name="ro1">
          <table:table-cell table:formula="of:=[.A1]+0.01" office:value-type="float" office:value="0.01" calcext:value-type="float">
            <text:p>0.01</text:p>
          </table:table-cell>
          <table:table-cell table:formula="of:=-( PI()*0.5 + PI()*0.25 )*COS([.A2]*PI()) + PI()*0.25" office:value-type="float" office:value="-1.56963368704739" calcext:value-type="float">
            <text:p>-1.56963368704739</text:p>
          </table:table-cell>
          <table:table-cell table:formula="of:=( PI()*0.5 + PI()*0.25 )*SIN([.A2]*PI())*PI()" office:value-type="float" office:value="0.232508824529289" calcext:value-type="float">
            <text:p>0.232508824529289</text:p>
          </table:table-cell>
        </table:table-row>
        <table:table-row table:style-name="ro1">
          <table:table-cell table:formula="of:=[.A2]+0.01" office:value-type="float" office:value="0.02" calcext:value-type="float">
            <text:p>0.02</text:p>
          </table:table-cell>
          <table:table-cell table:formula="of:=-( PI()*0.5 + PI()*0.25 )*COS([.A3]*PI()) + PI()*0.25" office:value-type="float" office:value="-1.56614691518994" calcext:value-type="float">
            <text:p>-1.56614691518994</text:p>
          </table:table-cell>
          <table:table-cell table:formula="of:=( PI()*0.5 + PI()*0.25 )*SIN([.A3]*PI())*PI()" office:value-type="float" office:value="0.464788190919899" calcext:value-type="float">
            <text:p>0.464788190919899</text:p>
          </table:table-cell>
        </table:table-row>
        <table:table-row table:style-name="ro1">
          <table:table-cell table:formula="of:=[.A3]+0.01" office:value-type="float" office:value="0.03" calcext:value-type="float">
            <text:p>0.03</text:p>
          </table:table-cell>
          <table:table-cell table:formula="of:=-( PI()*0.5 + PI()*0.25 )*COS([.A4]*PI()) + PI()*0.25" office:value-type="float" office:value="-1.56033945224539" calcext:value-type="float">
            <text:p>-1.56033945224539</text:p>
          </table:table-cell>
          <table:table-cell table:formula="of:=( PI()*0.5 + PI()*0.25 )*SIN([.A4]*PI())*PI()" office:value-type="float" office:value="0.696608867480629" calcext:value-type="float">
            <text:p>0.696608867480629</text:p>
          </table:table-cell>
        </table:table-row>
        <table:table-row table:style-name="ro1">
          <table:table-cell table:formula="of:=[.A4]+0.01" office:value-type="float" office:value="0.04" calcext:value-type="float">
            <text:p>0.04</text:p>
          </table:table-cell>
          <table:table-cell table:formula="of:=-( PI()*0.5 + PI()*0.25 )*COS([.A5]*PI()) + PI()*0.25" office:value-type="float" office:value="-1.55221702947855" calcext:value-type="float">
            <text:p>-1.55221702947855</text:p>
          </table:table-cell>
          <table:table-cell table:formula="of:=( PI()*0.5 + PI()*0.25 )*SIN([.A5]*PI())*PI()" office:value-type="float" office:value="0.927742075191763" calcext:value-type="float">
            <text:p>0.927742075191763</text:p>
          </table:table-cell>
        </table:table-row>
        <table:table-row table:style-name="ro1">
          <table:table-cell table:formula="of:=[.A5]+0.01" office:value-type="float" office:value="0.05" calcext:value-type="float">
            <text:p>0.05</text:p>
          </table:table-cell>
          <table:table-cell table:formula="of:=-( PI()*0.5 + PI()*0.25 )*COS([.A6]*PI()) + PI()*0.25" office:value-type="float" office:value="-1.54178766274004" calcext:value-type="float">
            <text:p>-1.54178766274004</text:p>
          </table:table-cell>
          <table:table-cell table:formula="of:=( PI()*0.5 + PI()*0.25 )*SIN([.A6]*PI())*PI()" office:value-type="float" office:value="1.15795971348234" calcext:value-type="float">
            <text:p>1.15795971348234</text:p>
          </table:table-cell>
        </table:table-row>
        <table:table-row table:style-name="ro1">
          <table:table-cell table:formula="of:=[.A6]+0.01" office:value-type="float" office:value="0.06" calcext:value-type="float">
            <text:p>0.06</text:p>
          </table:table-cell>
          <table:table-cell table:formula="of:=-( PI()*0.5 + PI()*0.25 )*COS([.A7]*PI()) + PI()*0.25" office:value-type="float" office:value="-1.52906164455567" calcext:value-type="float">
            <text:p>-1.52906164455567</text:p>
          </table:table-cell>
          <table:table-cell table:formula="of:=( PI()*0.5 + PI()*0.25 )*SIN([.A7]*PI())*PI()" office:value-type="float" office:value="1.38703458533788" calcext:value-type="float">
            <text:p>1.38703458533788</text:p>
          </table:table-cell>
        </table:table-row>
        <table:table-row table:style-name="ro1">
          <table:table-cell table:formula="of:=[.A7]+0.01" office:value-type="float" office:value="0.07" calcext:value-type="float">
            <text:p>0.07</text:p>
          </table:table-cell>
          <table:table-cell table:formula="of:=-( PI()*0.5 + PI()*0.25 )*COS([.A8]*PI()) + PI()*0.25" office:value-type="float" office:value="-1.51405153396898" calcext:value-type="float">
            <text:p>-1.51405153396898</text:p>
          </table:table-cell>
          <table:table-cell table:formula="of:=( PI()*0.5 + PI()*0.25 )*SIN([.A8]*PI())*PI()" office:value-type="float" office:value="1.61474062151641" calcext:value-type="float">
            <text:p>1.61474062151641</text:p>
          </table:table-cell>
        </table:table-row>
        <table:table-row table:style-name="ro1">
          <table:table-cell table:formula="of:=[.A8]+0.01" office:value-type="float" office:value="0.08" calcext:value-type="float">
            <text:p>0.08</text:p>
          </table:table-cell>
          <table:table-cell table:formula="of:=-( PI()*0.5 + PI()*0.25 )*COS([.A9]*PI()) + PI()*0.25" office:value-type="float" office:value="-1.49677214414692" calcext:value-type="float">
            <text:p>-1.49677214414692</text:p>
          </table:table-cell>
          <table:table-cell table:formula="of:=( PI()*0.5 + PI()*0.25 )*SIN([.A9]*PI())*PI()" office:value-type="float" office:value="1.8408531036515" calcext:value-type="float">
            <text:p>1.8408531036515</text:p>
          </table:table-cell>
        </table:table-row>
        <table:table-row table:style-name="ro1">
          <table:table-cell table:formula="of:=[.A9]+0.01" office:value-type="float" office:value="0.09" calcext:value-type="float">
            <text:p>0.09</text:p>
          </table:table-cell>
          <table:table-cell table:formula="of:=-( PI()*0.5 + PI()*0.25 )*COS([.A10]*PI()) + PI()*0.25" office:value-type="float" office:value="-1.47724052776106" calcext:value-type="float">
            <text:p>-1.47724052776106</text:p>
          </table:table-cell>
          <table:table-cell table:formula="of:=( PI()*0.5 + PI()*0.25 )*SIN([.A10]*PI())*PI()" office:value-type="float" office:value="2.06514888602217" calcext:value-type="float">
            <text:p>2.06514888602217</text:p>
          </table:table-cell>
        </table:table-row>
        <table:table-row table:style-name="ro1">
          <table:table-cell table:formula="of:=[.A10]+0.01" office:value-type="float" office:value="0.1" calcext:value-type="float">
            <text:p>0.1</text:p>
          </table:table-cell>
          <table:table-cell table:formula="of:=-( PI()*0.5 + PI()*0.25 )*COS([.A11]*PI()) + PI()*0.25" office:value-type="float" office:value="-1.45547596015872" calcext:value-type="float">
            <text:p>-1.45547596015872</text:p>
          </table:table-cell>
          <table:table-cell table:formula="of:=( PI()*0.5 + PI()*0.25 )*SIN([.A11]*PI())*PI()" office:value-type="float" office:value="2.28740661577079" calcext:value-type="float">
            <text:p>2.28740661577079</text:p>
          </table:table-cell>
        </table:table-row>
        <table:table-row table:style-name="ro1">
          <table:table-cell table:formula="of:=[.A11]+0.01" office:value-type="float" office:value="0.11" calcext:value-type="float">
            <text:p>0.11</text:p>
          </table:table-cell>
          <table:table-cell table:formula="of:=-( PI()*0.5 + PI()*0.25 )*COS([.A12]*PI()) + PI()*0.25" office:value-type="float" office:value="-1.43149992034043" calcext:value-type="float">
            <text:p>-1.43149992034043</text:p>
          </table:table-cell>
          <table:table-cell table:formula="of:=( PI()*0.5 + PI()*0.25 )*SIN([.A12]*PI())*PI()" office:value-type="float" office:value="2.50740695135159" calcext:value-type="float">
            <text:p>2.50740695135159</text:p>
          </table:table-cell>
        </table:table-row>
        <table:table-row table:style-name="ro1">
          <table:table-cell table:formula="of:=[.A12]+0.01" office:value-type="float" office:value="0.12" calcext:value-type="float">
            <text:p>0.12</text:p>
          </table:table-cell>
          <table:table-cell table:formula="of:=-( PI()*0.5 + PI()*0.25 )*COS([.A13]*PI()) + PI()*0.25" office:value-type="float" office:value="-1.40533606976285" calcext:value-type="float">
            <text:p>-1.40533606976285</text:p>
          </table:table-cell>
          <table:table-cell table:formula="of:=( PI()*0.5 + PI()*0.25 )*SIN([.A13]*PI())*PI()" office:value-type="float" office:value="2.72493277899431" calcext:value-type="float">
            <text:p>2.72493277899431</text:p>
          </table:table-cell>
        </table:table-row>
        <table:table-row table:style-name="ro1">
          <table:table-cell table:formula="of:=[.A13]+0.01" office:value-type="float" office:value="0.13" calcext:value-type="float">
            <text:p>0.13</text:p>
          </table:table-cell>
          <table:table-cell table:formula="of:=-( PI()*0.5 + PI()*0.25 )*COS([.A14]*PI()) + PI()*0.25" office:value-type="float" office:value="-1.37701022898769" calcext:value-type="float">
            <text:p>-1.37701022898769</text:p>
          </table:table-cell>
          <table:table-cell table:formula="of:=( PI()*0.5 + PI()*0.25 )*SIN([.A14]*PI())*PI()" office:value-type="float" office:value="2.93976942696929" calcext:value-type="float">
            <text:p>2.93976942696929</text:p>
          </table:table-cell>
        </table:table-row>
        <table:table-row table:style-name="ro1">
          <table:table-cell table:formula="of:=[.A14]+0.01" office:value-type="float" office:value="0.14" calcext:value-type="float">
            <text:p>0.14</text:p>
          </table:table-cell>
          <table:table-cell table:formula="of:=-( PI()*0.5 + PI()*0.25 )*COS([.A15]*PI()) + PI()*0.25" office:value-type="float" office:value="-1.34655035219997" calcext:value-type="float">
            <text:p>-1.34655035219997</text:p>
          </table:table-cell>
          <table:table-cell table:formula="of:=( PI()*0.5 + PI()*0.25 )*SIN([.A15]*PI())*PI()" office:value-type="float" office:value="3.15170487744251" calcext:value-type="float">
            <text:p>3.15170487744251</text:p>
          </table:table-cell>
        </table:table-row>
        <table:table-row table:style-name="ro1">
          <table:table-cell table:formula="of:=[.A15]+0.01" office:value-type="float" office:value="0.15" calcext:value-type="float">
            <text:p>0.15</text:p>
          </table:table-cell>
          <table:table-cell table:formula="of:=-( PI()*0.5 + PI()*0.25 )*COS([.A16]*PI()) + PI()*0.25" office:value-type="float" office:value="-1.31398649962062" calcext:value-type="float">
            <text:p>-1.31398649962062</text:p>
          </table:table-cell>
          <table:table-cell table:formula="of:=( PI()*0.5 + PI()*0.25 )*SIN([.A16]*PI())*PI()" office:value-type="float" office:value="3.36052997571164" calcext:value-type="float">
            <text:p>3.36052997571164</text:p>
          </table:table-cell>
        </table:table-row>
        <table:table-row table:style-name="ro1">
          <table:table-cell table:formula="of:=[.A16]+0.01" office:value-type="float" office:value="0.16" calcext:value-type="float">
            <text:p>0.16</text:p>
          </table:table-cell>
          <table:table-cell table:formula="of:=-( PI()*0.5 + PI()*0.25 )*COS([.A17]*PI()) + PI()*0.25" office:value-type="float" office:value="-1.27935080784065" calcext:value-type="float">
            <text:p>-1.27935080784065</text:p>
          </table:table-cell>
          <table:table-cell table:formula="of:=( PI()*0.5 + PI()*0.25 )*SIN([.A17]*PI())*PI()" office:value-type="float" office:value="3.56603863661644" calcext:value-type="float">
            <text:p>3.56603863661644</text:p>
          </table:table-cell>
        </table:table-row>
        <table:table-row table:style-name="ro1">
          <table:table-cell table:formula="of:=[.A17]+0.01" office:value-type="float" office:value="0.17" calcext:value-type="float">
            <text:p>0.17</text:p>
          </table:table-cell>
          <table:table-cell table:formula="of:=-( PI()*0.5 + PI()*0.25 )*COS([.A18]*PI()) + PI()*0.25" office:value-type="float" office:value="-1.24267745810623" calcext:value-type="float">
            <text:p>-1.24267745810623</text:p>
          </table:table-cell>
          <table:table-cell table:formula="of:=( PI()*0.5 + PI()*0.25 )*SIN([.A18]*PI())*PI()" office:value-type="float" office:value="3.76802804791997" calcext:value-type="float">
            <text:p>3.76802804791997</text:p>
          </table:table-cell>
        </table:table-row>
        <table:table-row table:style-name="ro1">
          <table:table-cell table:formula="of:=[.A18]+0.01" office:value-type="float" office:value="0.18" calcext:value-type="float">
            <text:p>0.18</text:p>
          </table:table-cell>
          <table:table-cell table:formula="of:=-( PI()*0.5 + PI()*0.25 )*COS([.A19]*PI()) + PI()*0.25" office:value-type="float" office:value="-1.20400264258593" calcext:value-type="float">
            <text:p>-1.20400264258593</text:p>
          </table:table-cell>
          <table:table-cell table:formula="of:=( PI()*0.5 + PI()*0.25 )*SIN([.A19]*PI())*PI()" office:value-type="float" office:value="3.96629887045973" calcext:value-type="float">
            <text:p>3.96629887045973</text:p>
          </table:table-cell>
        </table:table-row>
        <table:table-row table:style-name="ro1">
          <table:table-cell table:formula="of:=[.A19]+0.01" office:value-type="float" office:value="0.19" calcext:value-type="float">
            <text:p>0.19</text:p>
          </table:table-cell>
          <table:table-cell table:formula="of:=-( PI()*0.5 + PI()*0.25 )*COS([.A20]*PI()) + PI()*0.25" office:value-type="float" office:value="-1.16336452865339" calcext:value-type="float">
            <text:p>-1.16336452865339</text:p>
          </table:table-cell>
          <table:table-cell table:formula="of:=( PI()*0.5 + PI()*0.25 )*SIN([.A20]*PI())*PI()" office:value-type="float" office:value="4.16065543487142" calcext:value-type="float">
            <text:p>4.16065543487142</text:p>
          </table:table-cell>
        </table:table-row>
        <table:table-row table:style-name="ro1">
          <table:table-cell table:formula="of:=[.A20]+0.01" office:value-type="float" office:value="0.2" calcext:value-type="float">
            <text:p>0.2</text:p>
          </table:table-cell>
          <table:table-cell table:formula="of:=-( PI()*0.5 + PI()*0.25 )*COS([.A21]*PI()) + PI()*0.25" office:value-type="float" office:value="-1.12080322122077" calcext:value-type="float">
            <text:p>-1.12080322122077</text:p>
          </table:table-cell>
          <table:table-cell table:formula="of:=( PI()*0.5 + PI()*0.25 )*SIN([.A21]*PI())*PI()" office:value-type="float" office:value="4.35090593469091" calcext:value-type="float">
            <text:p>4.35090593469091</text:p>
          </table:table-cell>
        </table:table-row>
        <table:table-row table:style-name="ro1">
          <table:table-cell table:formula="of:=[.A21]+0.01" office:value-type="float" office:value="0.21" calcext:value-type="float">
            <text:p>0.21</text:p>
          </table:table-cell>
          <table:table-cell table:formula="of:=-( PI()*0.5 + PI()*0.25 )*COS([.A22]*PI()) + PI()*0.25" office:value-type="float" office:value="-1.07636072316002" calcext:value-type="float">
            <text:p>-1.07636072316002</text:p>
          </table:table-cell>
          <table:table-cell table:formula="of:=( PI()*0.5 + PI()*0.25 )*SIN([.A22]*PI())*PI()" office:value-type="float" office:value="4.5368626156441" calcext:value-type="float">
            <text:p>4.5368626156441</text:p>
          </table:table-cell>
        </table:table-row>
        <table:table-row table:style-name="ro1">
          <table:table-cell table:formula="of:=[.A22]+0.01" office:value-type="float" office:value="0.22" calcext:value-type="float">
            <text:p>0.22</text:p>
          </table:table-cell>
          <table:table-cell table:formula="of:=-( PI()*0.5 + PI()*0.25 )*COS([.A23]*PI()) + PI()*0.25" office:value-type="float" office:value="-1.0300808938511" calcext:value-type="float">
            <text:p>-1.0300808938511</text:p>
          </table:table-cell>
          <table:table-cell table:formula="of:=( PI()*0.5 + PI()*0.25 )*SIN([.A23]*PI())*PI()" office:value-type="float" office:value="4.71834196093771" calcext:value-type="float">
            <text:p>4.71834196093771</text:p>
          </table:table-cell>
        </table:table-row>
        <table:table-row table:style-name="ro1">
          <table:table-cell table:formula="of:=[.A23]+0.01" office:value-type="float" office:value="0.23" calcext:value-type="float">
            <text:p>0.23</text:p>
          </table:table-cell>
          <table:table-cell table:formula="of:=-( PI()*0.5 + PI()*0.25 )*COS([.A24]*PI()) + PI()*0.25" office:value-type="float" office:value="-0.982009405898126" calcext:value-type="float">
            <text:p>-0.982009405898126</text:p>
          </table:table-cell>
          <table:table-cell table:formula="of:=( PI()*0.5 + PI()*0.25 )*SIN([.A24]*PI())*PI()" office:value-type="float" office:value="4.8951648723682" calcext:value-type="float">
            <text:p>4.8951648723682</text:p>
          </table:table-cell>
        </table:table-row>
        <table:table-row table:style-name="ro1">
          <table:table-cell table:formula="of:=[.A24]+0.01" office:value-type="float" office:value="0.24" calcext:value-type="float">
            <text:p>0.24</text:p>
          </table:table-cell>
          <table:table-cell table:formula="of:=-( PI()*0.5 + PI()*0.25 )*COS([.A25]*PI()) + PI()*0.25" office:value-type="float" office:value="-0.932193700055957" calcext:value-type="float">
            <text:p>-0.932193700055957</text:p>
          </table:table-cell>
          <table:table-cell table:formula="of:=( PI()*0.5 + PI()*0.25 )*SIN([.A25]*PI())*PI()" office:value-type="float" office:value="5.06715684707008" calcext:value-type="float">
            <text:p>5.06715684707008</text:p>
          </table:table-cell>
        </table:table-row>
        <table:table-row table:style-name="ro1">
          <table:table-cell table:formula="of:=[.A25]+0.01" office:value-type="float" office:value="0.25" calcext:value-type="float">
            <text:p>0.25</text:p>
          </table:table-cell>
          <table:table-cell table:formula="of:=-( PI()*0.5 + PI()*0.25 )*COS([.A26]*PI()) + PI()*0.25" office:value-type="float" office:value="-0.880682938411939" calcext:value-type="float">
            <text:p>-0.880682938411939</text:p>
          </table:table-cell>
          <table:table-cell table:formula="of:=( PI()*0.5 + PI()*0.25 )*SIN([.A26]*PI())*PI()" office:value-type="float" office:value="5.23414814972916" calcext:value-type="float">
            <text:p>5.23414814972916</text:p>
          </table:table-cell>
        </table:table-row>
        <table:table-row table:style-name="ro1">
          <table:table-cell table:formula="of:=[.A26]+0.01" office:value-type="float" office:value="0.26" calcext:value-type="float">
            <text:p>0.26</text:p>
          </table:table-cell>
          <table:table-cell table:formula="of:=-( PI()*0.5 + PI()*0.25 )*COS([.A27]*PI()) + PI()*0.25" office:value-type="float" office:value="-0.827527955868843" calcext:value-type="float">
            <text:p>-0.827527955868843</text:p>
          </table:table-cell>
          <table:table-cell table:formula="of:=( PI()*0.5 + PI()*0.25 )*SIN([.A27]*PI())*PI()" office:value-type="float" office:value="5.39597398009082" calcext:value-type="float">
            <text:p>5.39597398009082</text:p>
          </table:table-cell>
        </table:table-row>
        <table:table-row table:style-name="ro1">
          <table:table-cell table:formula="of:=[.A27]+0.01" office:value-type="float" office:value="0.27" calcext:value-type="float">
            <text:p>0.27</text:p>
          </table:table-cell>
          <table:table-cell table:formula="of:=-( PI()*0.5 + PI()*0.25 )*COS([.A28]*PI()) + PI()*0.25" office:value-type="float" office:value="-0.772781209976962" calcext:value-type="float">
            <text:p>-0.772781209976962</text:p>
          </table:table-cell>
          <table:table-cell table:formula="of:=( PI()*0.5 + PI()*0.25 )*SIN([.A28]*PI())*PI()" office:value-type="float" office:value="5.55247463559797" calcext:value-type="float">
            <text:p>5.55247463559797</text:p>
          </table:table-cell>
        </table:table-row>
        <table:table-row table:style-name="ro1">
          <table:table-cell table:formula="of:=[.A28]+0.01" office:value-type="float" office:value="0.28" calcext:value-type="float">
            <text:p>0.28</text:p>
          </table:table-cell>
          <table:table-cell table:formula="of:=-( PI()*0.5 + PI()*0.25 )*COS([.A29]*PI()) + PI()*0.25" office:value-type="float" office:value="-0.716496729164836" calcext:value-type="float">
            <text:p>-0.716496729164836</text:p>
          </table:table-cell>
          <table:table-cell table:formula="of:=( PI()*0.5 + PI()*0.25 )*SIN([.A29]*PI())*PI()" office:value-type="float" office:value="5.70349566899817" calcext:value-type="float">
            <text:p>5.70349566899817</text:p>
          </table:table-cell>
        </table:table-row>
        <table:table-row table:style-name="ro1">
          <table:table-cell table:formula="of:=[.A29]+0.01" office:value-type="float" office:value="0.29" calcext:value-type="float">
            <text:p>0.29</text:p>
          </table:table-cell>
          <table:table-cell table:formula="of:=-( PI()*0.5 + PI()*0.25 )*COS([.A30]*PI()) + PI()*0.25" office:value-type="float" office:value="-0.658730059419718" calcext:value-type="float">
            <text:p>-0.658730059419718</text:p>
          </table:table-cell>
          <table:table-cell table:formula="of:=( PI()*0.5 + PI()*0.25 )*SIN([.A30]*PI())*PI()" office:value-type="float" office:value="5.84888804076445" calcext:value-type="float">
            <text:p>5.84888804076445</text:p>
          </table:table-cell>
        </table:table-row>
        <table:table-row table:style-name="ro1">
          <table:table-cell table:formula="of:=[.A30]+0.01" office:value-type="float" office:value="0.3" calcext:value-type="float">
            <text:p>0.3</text:p>
          </table:table-cell>
          <table:table-cell table:formula="of:=-( PI()*0.5 + PI()*0.25 )*COS([.A31]*PI()) + PI()*0.25" office:value-type="float" office:value="-0.599538209470394" calcext:value-type="float">
            <text:p>-0.599538209470394</text:p>
          </table:table-cell>
          <table:table-cell table:formula="of:=( PI()*0.5 + PI()*0.25 )*SIN([.A31]*PI())*PI()" office:value-type="float" office:value="5.9885082661793" calcext:value-type="float">
            <text:p>5.9885082661793</text:p>
          </table:table-cell>
        </table:table-row>
        <table:table-row table:style-name="ro1">
          <table:table-cell table:formula="of:=[.A31]+0.01" office:value-type="float" office:value="0.31" calcext:value-type="float">
            <text:p>0.31</text:p>
          </table:table-cell>
          <table:table-cell table:formula="of:=-( PI()*0.5 + PI()*0.25 )*COS([.A32]*PI()) + PI()*0.25" office:value-type="float" office:value="-0.538979594526443" calcext:value-type="float">
            <text:p>-0.538979594526443</text:p>
          </table:table-cell>
          <table:table-cell table:formula="of:=( PI()*0.5 + PI()*0.25 )*SIN([.A32]*PI())*PI()" office:value-type="float" office:value="6.1222185569368" calcext:value-type="float">
            <text:p>6.1222185569368</text:p>
          </table:table-cell>
        </table:table-row>
        <table:table-row table:style-name="ro1">
          <table:table-cell table:formula="of:=[.A32]+0.01" office:value-type="float" office:value="0.32" calcext:value-type="float">
            <text:p>0.32</text:p>
          </table:table-cell>
          <table:table-cell table:formula="of:=-( PI()*0.5 + PI()*0.25 )*COS([.A33]*PI()) + PI()*0.25" office:value-type="float" office:value="-0.477113978629486" calcext:value-type="float">
            <text:p>-0.477113978629486</text:p>
          </table:table-cell>
          <table:table-cell table:formula="of:=( PI()*0.5 + PI()*0.25 )*SIN([.A33]*PI())*PI()" office:value-type="float" office:value="6.249886957123" calcext:value-type="float">
            <text:p>6.249886957123</text:p>
          </table:table-cell>
        </table:table-row>
        <table:table-row table:style-name="ro1">
          <table:table-cell table:formula="of:=[.A33]+0.01" office:value-type="float" office:value="0.33" calcext:value-type="float">
            <text:p>0.33</text:p>
          </table:table-cell>
          <table:table-cell table:formula="of:=-( PI()*0.5 + PI()*0.25 )*COS([.A34]*PI()) + PI()*0.25" office:value-type="float" office:value="-0.414002415673286" calcext:value-type="float">
            <text:p>-0.414002415673286</text:p>
          </table:table-cell>
          <table:table-cell table:formula="of:=( PI()*0.5 + PI()*0.25 )*SIN([.A34]*PI())*PI()" office:value-type="float" office:value="6.37138747344052" calcext:value-type="float">
            <text:p>6.37138747344052</text:p>
          </table:table-cell>
        </table:table-row>
        <table:table-row table:style-name="ro1">
          <table:table-cell table:formula="of:=[.A34]+0.01" office:value-type="float" office:value="0.34" calcext:value-type="float">
            <text:p>0.34</text:p>
          </table:table-cell>
          <table:table-cell table:formula="of:=-( PI()*0.5 + PI()*0.25 )*COS([.A35]*PI()) + PI()*0.25" office:value-type="float" office:value="-0.349707189150931" calcext:value-type="float">
            <text:p>-0.349707189150931</text:p>
          </table:table-cell>
          <table:table-cell table:formula="of:=( PI()*0.5 + PI()*0.25 )*SIN([.A35]*PI())*PI()" office:value-type="float" office:value="6.48660019954869" calcext:value-type="float">
            <text:p>6.48660019954869</text:p>
          </table:table-cell>
        </table:table-row>
        <table:table-row table:style-name="ro1">
          <table:table-cell table:formula="of:=[.A35]+0.01" office:value-type="float" office:value="0.35" calcext:value-type="float">
            <text:p>0.35</text:p>
          </table:table-cell>
          <table:table-cell table:formula="of:=-( PI()*0.5 + PI()*0.25 )*COS([.A36]*PI()) + PI()*0.25" office:value-type="float" office:value="-0.28429175068854" calcext:value-type="float">
            <text:p>-0.28429175068854</text:p>
          </table:table-cell>
          <table:table-cell table:formula="of:=( PI()*0.5 + PI()*0.25 )*SIN([.A36]*PI())*PI()" office:value-type="float" office:value="6.59541143439664" calcext:value-type="float">
            <text:p>6.59541143439664</text:p>
          </table:table-cell>
        </table:table-row>
        <table:table-row table:style-name="ro1">
          <table:table-cell table:formula="of:=[.A36]+0.01" office:value-type="float" office:value="0.36" calcext:value-type="float">
            <text:p>0.36</text:p>
          </table:table-cell>
          <table:table-cell table:formula="of:=-( PI()*0.5 + PI()*0.25 )*COS([.A37]*PI()) + PI()*0.25" office:value-type="float" office:value="-0.217820657426175" calcext:value-type="float">
            <text:p>-0.217820657426175</text:p>
          </table:table-cell>
          <table:table-cell table:formula="of:=( PI()*0.5 + PI()*0.25 )*SIN([.A37]*PI())*PI()" office:value-type="float" office:value="6.69771379443251" calcext:value-type="float">
            <text:p>6.69771379443251</text:p>
          </table:table-cell>
        </table:table-row>
        <table:table-row table:style-name="ro1">
          <table:table-cell table:formula="of:=[.A37]+0.01" office:value-type="float" office:value="0.37" calcext:value-type="float">
            <text:p>0.37</text:p>
          </table:table-cell>
          <table:table-cell table:formula="of:=-( PI()*0.5 + PI()*0.25 )*COS([.A38]*PI()) + PI()*0.25" office:value-type="float" office:value="-0.150359508307733" calcext:value-type="float">
            <text:p>-0.150359508307733</text:p>
          </table:table-cell>
          <table:table-cell table:formula="of:=( PI()*0.5 + PI()*0.25 )*SIN([.A38]*PI())*PI()" office:value-type="float" office:value="6.79340631957805" calcext:value-type="float">
            <text:p>6.79340631957805</text:p>
          </table:table-cell>
        </table:table-row>
        <table:table-row table:style-name="ro1">
          <table:table-cell table:formula="of:=[.A38]+0.01" office:value-type="float" office:value="0.38" calcext:value-type="float">
            <text:p>0.38</text:p>
          </table:table-cell>
          <table:table-cell table:formula="of:=-( PI()*0.5 + PI()*0.25 )*COS([.A39]*PI()) + PI()*0.25" office:value-type="float" office:value="-0.0819748793427103" calcext:value-type="float">
            <text:p>-0.08197487934271</text:p>
          </table:table-cell>
          <table:table-cell table:formula="of:=( PI()*0.5 + PI()*0.25 )*SIN([.A39]*PI())*PI()" office:value-type="float" office:value="6.88239457286406" calcext:value-type="float">
            <text:p>6.88239457286406</text:p>
          </table:table-cell>
        </table:table-row>
        <table:table-row table:style-name="ro1">
          <table:table-cell table:formula="of:=[.A39]+0.01" office:value-type="float" office:value="0.39" calcext:value-type="float">
            <text:p>0.39</text:p>
          </table:table-cell>
          <table:table-cell table:formula="of:=-( PI()*0.5 + PI()*0.25 )*COS([.A40]*PI()) + PI()*0.25" office:value-type="float" office:value="-0.01273425790372" calcext:value-type="float">
            <text:p>-0.01273425790372</text:p>
          </table:table-cell>
          <table:table-cell table:formula="of:=( PI()*0.5 + PI()*0.25 )*SIN([.A40]*PI())*PI()" office:value-type="float" office:value="6.96459073362822" calcext:value-type="float">
            <text:p>6.96459073362822</text:p>
          </table:table-cell>
        </table:table-row>
        <table:table-row table:style-name="ro1">
          <table:table-cell table:formula="of:=[.A40]+0.01" office:value-type="float" office:value="0.4" calcext:value-type="float">
            <text:p>0.4</text:p>
          </table:table-cell>
          <table:table-cell table:formula="of:=-( PI()*0.5 + PI()*0.25 )*COS([.A41]*PI()) + PI()*0.25" office:value-type="float" office:value="0.0572940238753997" calcext:value-type="float">
            <text:p>0.0572940238754</text:p>
          </table:table-cell>
          <table:table-cell table:formula="of:=( PI()*0.5 + PI()*0.25 )*SIN([.A41]*PI())*PI()" office:value-type="float" office:value="7.03991368418352" calcext:value-type="float">
            <text:p>7.03991368418352</text:p>
          </table:table-cell>
        </table:table-row>
        <table:table-row table:style-name="ro1">
          <table:table-cell table:formula="of:=[.A41]+0.01" office:value-type="float" office:value="0.41" calcext:value-type="float">
            <text:p>0.41</text:p>
          </table:table-cell>
          <table:table-cell table:formula="of:=-( PI()*0.5 + PI()*0.25 )*COS([.A42]*PI()) + PI()*0.25" office:value-type="float" office:value="0.12804085653515" calcext:value-type="float">
            <text:p>0.12804085653515</text:p>
          </table:table-cell>
          <table:table-cell table:formula="of:=( PI()*0.5 + PI()*0.25 )*SIN([.A42]*PI())*PI()" office:value-type="float" office:value="7.10828908987161" calcext:value-type="float">
            <text:p>7.10828908987161</text:p>
          </table:table-cell>
        </table:table-row>
        <table:table-row table:style-name="ro1">
          <table:table-cell table:formula="of:=[.A42]+0.01" office:value-type="float" office:value="0.42" calcext:value-type="float">
            <text:p>0.42</text:p>
          </table:table-cell>
          <table:table-cell table:formula="of:=-( PI()*0.5 + PI()*0.25 )*COS([.A43]*PI()) + PI()*0.25" office:value-type="float" office:value="0.199436421493063" calcext:value-type="float">
            <text:p>0.199436421493063</text:p>
          </table:table-cell>
          <table:table-cell table:formula="of:=( PI()*0.5 + PI()*0.25 )*SIN([.A43]*PI())*PI()" office:value-type="float" office:value="7.16964947242214" calcext:value-type="float">
            <text:p>7.16964947242214</text:p>
          </table:table-cell>
        </table:table-row>
        <table:table-row table:style-name="ro1">
          <table:table-cell table:formula="of:=[.A43]+0.01" office:value-type="float" office:value="0.43" calcext:value-type="float">
            <text:p>0.43</text:p>
          </table:table-cell>
          <table:table-cell table:formula="of:=-( PI()*0.5 + PI()*0.25 )*COS([.A44]*PI()) + PI()*0.25" office:value-type="float" office:value="0.271410259946217" calcext:value-type="float">
            <text:p>0.271410259946217</text:p>
          </table:table-cell>
          <table:table-cell table:formula="of:=( PI()*0.5 + PI()*0.25 )*SIN([.A44]*PI())*PI()" office:value-type="float" office:value="7.22393427654565" calcext:value-type="float">
            <text:p>7.22393427654565</text:p>
          </table:table-cell>
        </table:table-row>
        <table:table-row table:style-name="ro1">
          <table:table-cell table:formula="of:=[.A44]+0.01" office:value-type="float" office:value="0.44" calcext:value-type="float">
            <text:p>0.44</text:p>
          </table:table-cell>
          <table:table-cell table:formula="of:=-( PI()*0.5 + PI()*0.25 )*COS([.A45]*PI()) + PI()*0.25" office:value-type="float" office:value="0.343891342405567" calcext:value-type="float">
            <text:p>0.343891342405567</text:p>
          </table:table-cell>
          <table:table-cell table:formula="of:=( PI()*0.5 + PI()*0.25 )*SIN([.A45]*PI())*PI()" office:value-type="float" office:value="7.27108992969438" calcext:value-type="float">
            <text:p>7.27108992969438</text:p>
          </table:table-cell>
        </table:table-row>
        <table:table-row table:style-name="ro1">
          <table:table-cell table:formula="of:=[.A45]+0.01" office:value-type="float" office:value="0.45" calcext:value-type="float">
            <text:p>0.45</text:p>
          </table:table-cell>
          <table:table-cell table:formula="of:=-( PI()*0.5 + PI()*0.25 )*COS([.A46]*PI()) + PI()*0.25" office:value-type="float" office:value="0.416808138793471" calcext:value-type="float">
            <text:p>0.416808138793471</text:p>
          </table:table-cell>
          <table:table-cell table:formula="of:=( PI()*0.5 + PI()*0.25 )*SIN([.A46]*PI())*PI()" office:value-type="float" office:value="7.31106989493181" calcext:value-type="float">
            <text:p>7.31106989493181</text:p>
          </table:table-cell>
        </table:table-row>
        <table:table-row table:style-name="ro1">
          <table:table-cell table:formula="of:=[.A46]+0.01" office:value-type="float" office:value="0.46" calcext:value-type="float">
            <text:p>0.46</text:p>
          </table:table-cell>
          <table:table-cell table:formula="of:=-( PI()*0.5 + PI()*0.25 )*COS([.A47]*PI()) + PI()*0.25" office:value-type="float" office:value="0.490088689035246" calcext:value-type="float">
            <text:p>0.490088689035246</text:p>
          </table:table-cell>
          <table:table-cell table:formula="of:=( PI()*0.5 + PI()*0.25 )*SIN([.A47]*PI())*PI()" office:value-type="float" office:value="7.34383471685912" calcext:value-type="float">
            <text:p>7.34383471685912</text:p>
          </table:table-cell>
        </table:table-row>
        <table:table-row table:style-name="ro1">
          <table:table-cell table:formula="of:=[.A47]+0.01" office:value-type="float" office:value="0.47" calcext:value-type="float">
            <text:p>0.47</text:p>
          </table:table-cell>
          <table:table-cell table:formula="of:=-( PI()*0.5 + PI()*0.25 )*COS([.A48]*PI()) + PI()*0.25" office:value-type="float" office:value="0.563660674075072" calcext:value-type="float">
            <text:p>0.563660674075072</text:p>
          </table:table-cell>
          <table:table-cell table:formula="of:=( PI()*0.5 + PI()*0.25 )*SIN([.A48]*PI())*PI()" office:value-type="float" office:value="7.3693520605528" calcext:value-type="float">
            <text:p>7.3693520605528</text:p>
          </table:table-cell>
        </table:table-row>
        <table:table-row table:style-name="ro1">
          <table:table-cell table:formula="of:=[.A48]+0.01" office:value-type="float" office:value="0.48" calcext:value-type="float">
            <text:p>0.48</text:p>
          </table:table-cell>
          <table:table-cell table:formula="of:=-( PI()*0.5 + PI()*0.25 )*COS([.A49]*PI()) + PI()*0.25" office:value-type="float" office:value="0.637451487246167" calcext:value-type="float">
            <text:p>0.637451487246167</text:p>
          </table:table-cell>
          <table:table-cell table:formula="of:=( PI()*0.5 + PI()*0.25 )*SIN([.A49]*PI())*PI()" office:value-type="float" office:value="7.38759674347536" calcext:value-type="float">
            <text:p>7.38759674347536</text:p>
          </table:table-cell>
        </table:table-row>
        <table:table-row table:style-name="ro1">
          <table:table-cell table:formula="of:=[.A49]+0.01" office:value-type="float" office:value="0.49" calcext:value-type="float">
            <text:p>0.49</text:p>
          </table:table-cell>
          <table:table-cell table:formula="of:=-( PI()*0.5 + PI()*0.25 )*COS([.A50]*PI()) + PI()*0.25" office:value-type="float" office:value="0.711388305924805" calcext:value-type="float">
            <text:p>0.711388305924805</text:p>
          </table:table-cell>
          <table:table-cell table:formula="of:=( PI()*0.5 + PI()*0.25 )*SIN([.A50]*PI())*PI()" office:value-type="float" office:value="7.39855076032748" calcext:value-type="float">
            <text:p>7.39855076032748</text:p>
          </table:table-cell>
        </table:table-row>
        <table:table-row table:style-name="ro1">
          <table:table-cell table:formula="of:=[.A50]+0.01" office:value-type="float" office:value="0.5" calcext:value-type="float">
            <text:p>0.5</text:p>
          </table:table-cell>
          <table:table-cell table:formula="of:=-( PI()*0.5 + PI()*0.25 )*COS([.A51]*PI()) + PI()*0.25" office:value-type="float" office:value="0.78539816339745" calcext:value-type="float">
            <text:p>0.78539816339745</text:p>
          </table:table-cell>
          <table:table-cell table:formula="of:=( PI()*0.5 + PI()*0.25 )*SIN([.A51]*PI())*PI()" office:value-type="float" office:value="7.40220330081702" calcext:value-type="float">
            <text:p>7.40220330081702</text:p>
          </table:table-cell>
        </table:table-row>
        <table:table-row table:style-name="ro1">
          <table:table-cell table:formula="of:=[.A51]+0.01" office:value-type="float" office:value="0.51" calcext:value-type="float">
            <text:p>0.51</text:p>
          </table:table-cell>
          <table:table-cell table:formula="of:=-( PI()*0.5 + PI()*0.25 )*COS([.A52]*PI()) + PI()*0.25" office:value-type="float" office:value="0.859408020870095" calcext:value-type="float">
            <text:p>0.859408020870095</text:p>
          </table:table-cell>
          <table:table-cell table:formula="of:=( PI()*0.5 + PI()*0.25 )*SIN([.A52]*PI())*PI()" office:value-type="float" office:value="7.39855076032748" calcext:value-type="float">
            <text:p>7.39855076032748</text:p>
          </table:table-cell>
        </table:table-row>
        <table:table-row table:style-name="ro1">
          <table:table-cell table:formula="of:=[.A52]+0.01" office:value-type="float" office:value="0.52" calcext:value-type="float">
            <text:p>0.52</text:p>
          </table:table-cell>
          <table:table-cell table:formula="of:=-( PI()*0.5 + PI()*0.25 )*COS([.A53]*PI()) + PI()*0.25" office:value-type="float" office:value="0.933344839548733" calcext:value-type="float">
            <text:p>0.933344839548733</text:p>
          </table:table-cell>
          <table:table-cell table:formula="of:=( PI()*0.5 + PI()*0.25 )*SIN([.A53]*PI())*PI()" office:value-type="float" office:value="7.38759674347536" calcext:value-type="float">
            <text:p>7.38759674347536</text:p>
          </table:table-cell>
        </table:table-row>
        <table:table-row table:style-name="ro1">
          <table:table-cell table:formula="of:=[.A53]+0.01" office:value-type="float" office:value="0.53" calcext:value-type="float">
            <text:p>0.53</text:p>
          </table:table-cell>
          <table:table-cell table:formula="of:=-( PI()*0.5 + PI()*0.25 )*COS([.A54]*PI()) + PI()*0.25" office:value-type="float" office:value="1.00713565271983" calcext:value-type="float">
            <text:p>1.00713565271983</text:p>
          </table:table-cell>
          <table:table-cell table:formula="of:=( PI()*0.5 + PI()*0.25 )*SIN([.A54]*PI())*PI()" office:value-type="float" office:value="7.36935206055279" calcext:value-type="float">
            <text:p>7.36935206055279</text:p>
          </table:table-cell>
        </table:table-row>
        <table:table-row table:style-name="ro1">
          <table:table-cell table:formula="of:=[.A54]+0.01" office:value-type="float" office:value="0.54" calcext:value-type="float">
            <text:p>0.54</text:p>
          </table:table-cell>
          <table:table-cell table:formula="of:=-( PI()*0.5 + PI()*0.25 )*COS([.A55]*PI()) + PI()*0.25" office:value-type="float" office:value="1.08070763775965" calcext:value-type="float">
            <text:p>1.08070763775965</text:p>
          </table:table-cell>
          <table:table-cell table:formula="of:=( PI()*0.5 + PI()*0.25 )*SIN([.A55]*PI())*PI()" office:value-type="float" office:value="7.34383471685912" calcext:value-type="float">
            <text:p>7.34383471685912</text:p>
          </table:table-cell>
        </table:table-row>
        <table:table-row table:style-name="ro1">
          <table:table-cell table:formula="of:=[.A55]+0.01" office:value-type="float" office:value="0.55" calcext:value-type="float">
            <text:p>0.55</text:p>
          </table:table-cell>
          <table:table-cell table:formula="of:=-( PI()*0.5 + PI()*0.25 )*COS([.A56]*PI()) + PI()*0.25" office:value-type="float" office:value="1.15398818800143" calcext:value-type="float">
            <text:p>1.15398818800143</text:p>
          </table:table-cell>
          <table:table-cell table:formula="of:=( PI()*0.5 + PI()*0.25 )*SIN([.A56]*PI())*PI()" office:value-type="float" office:value="7.31106989493181" calcext:value-type="float">
            <text:p>7.31106989493181</text:p>
          </table:table-cell>
        </table:table-row>
        <table:table-row table:style-name="ro1">
          <table:table-cell table:formula="of:=[.A56]+0.01" office:value-type="float" office:value="0.56" calcext:value-type="float">
            <text:p>0.56</text:p>
          </table:table-cell>
          <table:table-cell table:formula="of:=-( PI()*0.5 + PI()*0.25 )*COS([.A57]*PI()) + PI()*0.25" office:value-type="float" office:value="1.22690498438933" calcext:value-type="float">
            <text:p>1.22690498438933</text:p>
          </table:table-cell>
          <table:table-cell table:formula="of:=( PI()*0.5 + PI()*0.25 )*SIN([.A57]*PI())*PI()" office:value-type="float" office:value="7.27108992969437" calcext:value-type="float">
            <text:p>7.27108992969437</text:p>
          </table:table-cell>
        </table:table-row>
        <table:table-row table:style-name="ro1">
          <table:table-cell table:formula="of:=[.A57]+0.01" office:value-type="float" office:value="0.57" calcext:value-type="float">
            <text:p>0.57</text:p>
          </table:table-cell>
          <table:table-cell table:formula="of:=-( PI()*0.5 + PI()*0.25 )*COS([.A58]*PI()) + PI()*0.25" office:value-type="float" office:value="1.29938606684868" calcext:value-type="float">
            <text:p>1.29938606684868</text:p>
          </table:table-cell>
          <table:table-cell table:formula="of:=( PI()*0.5 + PI()*0.25 )*SIN([.A58]*PI())*PI()" office:value-type="float" office:value="7.22393427654565" calcext:value-type="float">
            <text:p>7.22393427654565</text:p>
          </table:table-cell>
        </table:table-row>
        <table:table-row table:style-name="ro1">
          <table:table-cell table:formula="of:=[.A58]+0.01" office:value-type="float" office:value="0.58" calcext:value-type="float">
            <text:p>0.58</text:p>
          </table:table-cell>
          <table:table-cell table:formula="of:=-( PI()*0.5 + PI()*0.25 )*COS([.A59]*PI()) + PI()*0.25" office:value-type="float" office:value="1.37135990530184" calcext:value-type="float">
            <text:p>1.37135990530184</text:p>
          </table:table-cell>
          <table:table-cell table:formula="of:=( PI()*0.5 + PI()*0.25 )*SIN([.A59]*PI())*PI()" office:value-type="float" office:value="7.16964947242213" calcext:value-type="float">
            <text:p>7.16964947242213</text:p>
          </table:table-cell>
        </table:table-row>
        <table:table-row table:style-name="ro1">
          <table:table-cell table:formula="of:=[.A59]+0.01" office:value-type="float" office:value="0.59" calcext:value-type="float">
            <text:p>0.59</text:p>
          </table:table-cell>
          <table:table-cell table:formula="of:=-( PI()*0.5 + PI()*0.25 )*COS([.A60]*PI()) + PI()*0.25" office:value-type="float" office:value="1.44275547025975" calcext:value-type="float">
            <text:p>1.44275547025975</text:p>
          </table:table-cell>
          <table:table-cell table:formula="of:=( PI()*0.5 + PI()*0.25 )*SIN([.A60]*PI())*PI()" office:value-type="float" office:value="7.10828908987161" calcext:value-type="float">
            <text:p>7.10828908987161</text:p>
          </table:table-cell>
        </table:table-row>
        <table:table-row table:style-name="ro1">
          <table:table-cell table:formula="of:=[.A60]+0.01" office:value-type="float" office:value="0.6" calcext:value-type="float">
            <text:p>0.6</text:p>
          </table:table-cell>
          <table:table-cell table:formula="of:=-( PI()*0.5 + PI()*0.25 )*COS([.A61]*PI()) + PI()*0.25" office:value-type="float" office:value="1.5135023029195" calcext:value-type="float">
            <text:p>1.5135023029195</text:p>
          </table:table-cell>
          <table:table-cell table:formula="of:=( PI()*0.5 + PI()*0.25 )*SIN([.A61]*PI())*PI()" office:value-type="float" office:value="7.03991368418352" calcext:value-type="float">
            <text:p>7.03991368418352</text:p>
          </table:table-cell>
        </table:table-row>
        <table:table-row table:style-name="ro1">
          <table:table-cell table:formula="of:=[.A61]+0.01" office:value-type="float" office:value="0.61" calcext:value-type="float">
            <text:p>0.61</text:p>
          </table:table-cell>
          <table:table-cell table:formula="of:=-( PI()*0.5 + PI()*0.25 )*COS([.A62]*PI()) + PI()*0.25" office:value-type="float" office:value="1.58353058469862" calcext:value-type="float">
            <text:p>1.58353058469862</text:p>
          </table:table-cell>
          <table:table-cell table:formula="of:=( PI()*0.5 + PI()*0.25 )*SIN([.A62]*PI())*PI()" office:value-type="float" office:value="6.96459073362822" calcext:value-type="float">
            <text:p>6.96459073362822</text:p>
          </table:table-cell>
        </table:table-row>
        <table:table-row table:style-name="ro1">
          <table:table-cell table:formula="of:=[.A62]+0.01" office:value-type="float" office:value="0.62" calcext:value-type="float">
            <text:p>0.62</text:p>
          </table:table-cell>
          <table:table-cell table:formula="of:=-( PI()*0.5 + PI()*0.25 )*COS([.A63]*PI()) + PI()*0.25" office:value-type="float" office:value="1.65277120613761" calcext:value-type="float">
            <text:p>1.65277120613761</text:p>
          </table:table-cell>
          <table:table-cell table:formula="of:=( PI()*0.5 + PI()*0.25 )*SIN([.A63]*PI())*PI()" office:value-type="float" office:value="6.88239457286406" calcext:value-type="float">
            <text:p>6.88239457286406</text:p>
          </table:table-cell>
        </table:table-row>
        <table:table-row table:style-name="ro1">
          <table:table-cell table:formula="of:=[.A63]+0.01" office:value-type="float" office:value="0.63" calcext:value-type="float">
            <text:p>0.63</text:p>
          </table:table-cell>
          <table:table-cell table:formula="of:=-( PI()*0.5 + PI()*0.25 )*COS([.A64]*PI()) + PI()*0.25" office:value-type="float" office:value="1.72115583510263" calcext:value-type="float">
            <text:p>1.72115583510263</text:p>
          </table:table-cell>
          <table:table-cell table:formula="of:=( PI()*0.5 + PI()*0.25 )*SIN([.A64]*PI())*PI()" office:value-type="float" office:value="6.79340631957805" calcext:value-type="float">
            <text:p>6.79340631957805</text:p>
          </table:table-cell>
        </table:table-row>
        <table:table-row table:style-name="ro1">
          <table:table-cell table:formula="of:=[.A64]+0.01" office:value-type="float" office:value="0.64" calcext:value-type="float">
            <text:p>0.64</text:p>
          </table:table-cell>
          <table:table-cell table:formula="of:=-( PI()*0.5 + PI()*0.25 )*COS([.A65]*PI()) + PI()*0.25" office:value-type="float" office:value="1.78861698422107" calcext:value-type="float">
            <text:p>1.78861698422107</text:p>
          </table:table-cell>
          <table:table-cell table:formula="of:=( PI()*0.5 + PI()*0.25 )*SIN([.A65]*PI())*PI()" office:value-type="float" office:value="6.6977137944325" calcext:value-type="float">
            <text:p>6.6977137944325</text:p>
          </table:table-cell>
        </table:table-row>
        <table:table-row table:style-name="ro1">
          <table:table-cell table:formula="of:=[.A65]+0.01" office:value-type="float" office:value="0.65" calcext:value-type="float">
            <text:p>0.65</text:p>
          </table:table-cell>
          <table:table-cell table:formula="of:=-( PI()*0.5 + PI()*0.25 )*COS([.A66]*PI()) + PI()*0.25" office:value-type="float" office:value="1.85508807748344" calcext:value-type="float">
            <text:p>1.85508807748344</text:p>
          </table:table-cell>
          <table:table-cell table:formula="of:=( PI()*0.5 + PI()*0.25 )*SIN([.A66]*PI())*PI()" office:value-type="float" office:value="6.59541143439663" calcext:value-type="float">
            <text:p>6.59541143439663</text:p>
          </table:table-cell>
        </table:table-row>
        <table:table-row table:style-name="ro1">
          <table:table-cell table:formula="of:=[.A66]+0.01" office:value-type="float" office:value="0.66" calcext:value-type="float">
            <text:p>0.66</text:p>
          </table:table-cell>
          <table:table-cell table:formula="of:=-( PI()*0.5 + PI()*0.25 )*COS([.A67]*PI()) + PI()*0.25" office:value-type="float" office:value="1.92050351594583" calcext:value-type="float">
            <text:p>1.92050351594583</text:p>
          </table:table-cell>
          <table:table-cell table:formula="of:=( PI()*0.5 + PI()*0.25 )*SIN([.A67]*PI())*PI()" office:value-type="float" office:value="6.48660019954869" calcext:value-type="float">
            <text:p>6.48660019954869</text:p>
          </table:table-cell>
        </table:table-row>
        <table:table-row table:style-name="ro1">
          <table:table-cell table:formula="of:=[.A67]+0.01" office:value-type="float" office:value="0.67" calcext:value-type="float">
            <text:p>0.67</text:p>
          </table:table-cell>
          <table:table-cell table:formula="of:=-( PI()*0.5 + PI()*0.25 )*COS([.A68]*PI()) + PI()*0.25" office:value-type="float" office:value="1.98479874246819" calcext:value-type="float">
            <text:p>1.98479874246819</text:p>
          </table:table-cell>
          <table:table-cell table:formula="of:=( PI()*0.5 + PI()*0.25 )*SIN([.A68]*PI())*PI()" office:value-type="float" office:value="6.37138747344052" calcext:value-type="float">
            <text:p>6.37138747344052</text:p>
          </table:table-cell>
        </table:table-row>
        <table:table-row table:style-name="ro1">
          <table:table-cell table:formula="of:=[.A68]+0.01" office:value-type="float" office:value="0.68" calcext:value-type="float">
            <text:p>0.68</text:p>
          </table:table-cell>
          <table:table-cell table:formula="of:=-( PI()*0.5 + PI()*0.25 )*COS([.A69]*PI()) + PI()*0.25" office:value-type="float" office:value="2.04791030542439" calcext:value-type="float">
            <text:p>2.04791030542439</text:p>
          </table:table-cell>
          <table:table-cell table:formula="of:=( PI()*0.5 + PI()*0.25 )*SIN([.A69]*PI())*PI()" office:value-type="float" office:value="6.249886957123" calcext:value-type="float">
            <text:p>6.249886957123</text:p>
          </table:table-cell>
        </table:table-row>
        <table:table-row table:style-name="ro1">
          <table:table-cell table:formula="of:=[.A69]+0.01" office:value-type="float" office:value="0.69" calcext:value-type="float">
            <text:p>0.69</text:p>
          </table:table-cell>
          <table:table-cell table:formula="of:=-( PI()*0.5 + PI()*0.25 )*COS([.A70]*PI()) + PI()*0.25" office:value-type="float" office:value="2.10977592132134" calcext:value-type="float">
            <text:p>2.10977592132134</text:p>
          </table:table-cell>
          <table:table-cell table:formula="of:=( PI()*0.5 + PI()*0.25 )*SIN([.A70]*PI())*PI()" office:value-type="float" office:value="6.12221855693679" calcext:value-type="float">
            <text:p>6.12221855693679</text:p>
          </table:table-cell>
        </table:table-row>
        <table:table-row table:style-name="ro1">
          <table:table-cell table:formula="of:=[.A70]+0.01" office:value-type="float" office:value="0.7" calcext:value-type="float">
            <text:p>0.7</text:p>
          </table:table-cell>
          <table:table-cell table:formula="of:=-( PI()*0.5 + PI()*0.25 )*COS([.A71]*PI()) + PI()*0.25" office:value-type="float" office:value="2.17033453626529" calcext:value-type="float">
            <text:p>2.17033453626529</text:p>
          </table:table-cell>
          <table:table-cell table:formula="of:=( PI()*0.5 + PI()*0.25 )*SIN([.A71]*PI())*PI()" office:value-type="float" office:value="5.98850826617929" calcext:value-type="float">
            <text:p>5.98850826617929</text:p>
          </table:table-cell>
        </table:table-row>
        <table:table-row table:style-name="ro1">
          <table:table-cell table:formula="of:=[.A71]+0.01" office:value-type="float" office:value="0.71" calcext:value-type="float">
            <text:p>0.71</text:p>
          </table:table-cell>
          <table:table-cell table:formula="of:=-( PI()*0.5 + PI()*0.25 )*COS([.A72]*PI()) + PI()*0.25" office:value-type="float" office:value="2.22952638621462" calcext:value-type="float">
            <text:p>2.22952638621462</text:p>
          </table:table-cell>
          <table:table-cell table:formula="of:=( PI()*0.5 + PI()*0.25 )*SIN([.A72]*PI())*PI()" office:value-type="float" office:value="5.84888804076444" calcext:value-type="float">
            <text:p>5.84888804076444</text:p>
          </table:table-cell>
        </table:table-row>
        <table:table-row table:style-name="ro1">
          <table:table-cell table:formula="of:=[.A72]+0.01" office:value-type="float" office:value="0.72" calcext:value-type="float">
            <text:p>0.72</text:p>
          </table:table-cell>
          <table:table-cell table:formula="of:=-( PI()*0.5 + PI()*0.25 )*COS([.A73]*PI()) + PI()*0.25" office:value-type="float" office:value="2.28729305595973" calcext:value-type="float">
            <text:p>2.28729305595973</text:p>
          </table:table-cell>
          <table:table-cell table:formula="of:=( PI()*0.5 + PI()*0.25 )*SIN([.A73]*PI())*PI()" office:value-type="float" office:value="5.70349566899817" calcext:value-type="float">
            <text:p>5.70349566899817</text:p>
          </table:table-cell>
        </table:table-row>
        <table:table-row table:style-name="ro1">
          <table:table-cell table:formula="of:=[.A73]+0.01" office:value-type="float" office:value="0.73" calcext:value-type="float">
            <text:p>0.73</text:p>
          </table:table-cell>
          <table:table-cell table:formula="of:=-( PI()*0.5 + PI()*0.25 )*COS([.A74]*PI()) + PI()*0.25" office:value-type="float" office:value="2.34357753677186" calcext:value-type="float">
            <text:p>2.34357753677186</text:p>
          </table:table-cell>
          <table:table-cell table:formula="of:=( PI()*0.5 + PI()*0.25 )*SIN([.A74]*PI())*PI()" office:value-type="float" office:value="5.55247463559797" calcext:value-type="float">
            <text:p>5.55247463559797</text:p>
          </table:table-cell>
        </table:table-row>
        <table:table-row table:style-name="ro1">
          <table:table-cell table:formula="of:=[.A74]+0.01" office:value-type="float" office:value="0.74" calcext:value-type="float">
            <text:p>0.74</text:p>
          </table:table-cell>
          <table:table-cell table:formula="of:=-( PI()*0.5 + PI()*0.25 )*COS([.A75]*PI()) + PI()*0.25" office:value-type="float" office:value="2.39832428266374" calcext:value-type="float">
            <text:p>2.39832428266374</text:p>
          </table:table-cell>
          <table:table-cell table:formula="of:=( PI()*0.5 + PI()*0.25 )*SIN([.A75]*PI())*PI()" office:value-type="float" office:value="5.39597398009082" calcext:value-type="float">
            <text:p>5.39597398009082</text:p>
          </table:table-cell>
        </table:table-row>
        <table:table-row table:style-name="ro1">
          <table:table-cell table:formula="of:=[.A75]+0.01" office:value-type="float" office:value="0.75" calcext:value-type="float">
            <text:p>0.75</text:p>
          </table:table-cell>
          <table:table-cell table:formula="of:=-( PI()*0.5 + PI()*0.25 )*COS([.A76]*PI()) + PI()*0.25" office:value-type="float" office:value="2.45147926520684" calcext:value-type="float">
            <text:p>2.45147926520684</text:p>
          </table:table-cell>
          <table:table-cell table:formula="of:=( PI()*0.5 + PI()*0.25 )*SIN([.A76]*PI())*PI()" office:value-type="float" office:value="5.23414814972915" calcext:value-type="float">
            <text:p>5.23414814972915</text:p>
          </table:table-cell>
        </table:table-row>
        <table:table-row table:style-name="ro1">
          <table:table-cell table:formula="of:=[.A76]+0.01" office:value-type="float" office:value="0.76" calcext:value-type="float">
            <text:p>0.76</text:p>
          </table:table-cell>
          <table:table-cell table:formula="of:=-( PI()*0.5 + PI()*0.25 )*COS([.A77]*PI()) + PI()*0.25" office:value-type="float" office:value="2.50299002685086" calcext:value-type="float">
            <text:p>2.50299002685086</text:p>
          </table:table-cell>
          <table:table-cell table:formula="of:=( PI()*0.5 + PI()*0.25 )*SIN([.A77]*PI())*PI()" office:value-type="float" office:value="5.06715684707007" calcext:value-type="float">
            <text:p>5.06715684707007</text:p>
          </table:table-cell>
        </table:table-row>
        <table:table-row table:style-name="ro1">
          <table:table-cell table:formula="of:=[.A77]+0.01" office:value-type="float" office:value="0.77" calcext:value-type="float">
            <text:p>0.77</text:p>
          </table:table-cell>
          <table:table-cell table:formula="of:=-( PI()*0.5 + PI()*0.25 )*COS([.A78]*PI()) + PI()*0.25" office:value-type="float" office:value="2.55280573269303" calcext:value-type="float">
            <text:p>2.55280573269303</text:p>
          </table:table-cell>
          <table:table-cell table:formula="of:=( PI()*0.5 + PI()*0.25 )*SIN([.A78]*PI())*PI()" office:value-type="float" office:value="4.89516487236819" calcext:value-type="float">
            <text:p>4.89516487236819</text:p>
          </table:table-cell>
        </table:table-row>
        <table:table-row table:style-name="ro1">
          <table:table-cell table:formula="of:=[.A78]+0.01" office:value-type="float" office:value="0.78" calcext:value-type="float">
            <text:p>0.78</text:p>
          </table:table-cell>
          <table:table-cell table:formula="of:=-( PI()*0.5 + PI()*0.25 )*COS([.A79]*PI()) + PI()*0.25" office:value-type="float" office:value="2.600877220646" calcext:value-type="float">
            <text:p>2.600877220646</text:p>
          </table:table-cell>
          <table:table-cell table:formula="of:=( PI()*0.5 + PI()*0.25 )*SIN([.A79]*PI())*PI()" office:value-type="float" office:value="4.7183419609377" calcext:value-type="float">
            <text:p>4.7183419609377</text:p>
          </table:table-cell>
        </table:table-row>
        <table:table-row table:style-name="ro1">
          <table:table-cell table:formula="of:=[.A79]+0.01" office:value-type="float" office:value="0.790000000000001" calcext:value-type="float">
            <text:p>0.790000000000001</text:p>
          </table:table-cell>
          <table:table-cell table:formula="of:=-( PI()*0.5 + PI()*0.25 )*COS([.A80]*PI()) + PI()*0.25" office:value-type="float" office:value="2.64715704995492" calcext:value-type="float">
            <text:p>2.64715704995492</text:p>
          </table:table-cell>
          <table:table-cell table:formula="of:=( PI()*0.5 + PI()*0.25 )*SIN([.A80]*PI())*PI()" office:value-type="float" office:value="4.53686261564409" calcext:value-type="float">
            <text:p>4.53686261564409</text:p>
          </table:table-cell>
        </table:table-row>
        <table:table-row table:style-name="ro1">
          <table:table-cell table:formula="of:=[.A80]+0.01" office:value-type="float" office:value="0.8" calcext:value-type="float">
            <text:p>0.8</text:p>
          </table:table-cell>
          <table:table-cell table:formula="of:=-( PI()*0.5 + PI()*0.25 )*COS([.A81]*PI()) + PI()*0.25" office:value-type="float" office:value="2.69159954801567" calcext:value-type="float">
            <text:p>2.69159954801567</text:p>
          </table:table-cell>
          <table:table-cell table:formula="of:=( PI()*0.5 + PI()*0.25 )*SIN([.A81]*PI())*PI()" office:value-type="float" office:value="4.3509059346909" calcext:value-type="float">
            <text:p>4.3509059346909</text:p>
          </table:table-cell>
        </table:table-row>
        <table:table-row table:style-name="ro1">
          <table:table-cell table:formula="of:=[.A81]+0.01" office:value-type="float" office:value="0.810000000000001" calcext:value-type="float">
            <text:p>0.810000000000001</text:p>
          </table:table-cell>
          <table:table-cell table:formula="of:=-( PI()*0.5 + PI()*0.25 )*COS([.A82]*PI()) + PI()*0.25" office:value-type="float" office:value="2.73416085544829" calcext:value-type="float">
            <text:p>2.73416085544829</text:p>
          </table:table-cell>
          <table:table-cell table:formula="of:=( PI()*0.5 + PI()*0.25 )*SIN([.A82]*PI())*PI()" office:value-type="float" office:value="4.16065543487141" calcext:value-type="float">
            <text:p>4.16065543487141</text:p>
          </table:table-cell>
        </table:table-row>
        <table:table-row table:style-name="ro1">
          <table:table-cell table:formula="of:=[.A82]+0.01" office:value-type="float" office:value="0.82" calcext:value-type="float">
            <text:p>0.82</text:p>
          </table:table-cell>
          <table:table-cell table:formula="of:=-( PI()*0.5 + PI()*0.25 )*COS([.A83]*PI()) + PI()*0.25" office:value-type="float" office:value="2.77479896938083" calcext:value-type="float">
            <text:p>2.77479896938083</text:p>
          </table:table-cell>
          <table:table-cell table:formula="of:=( PI()*0.5 + PI()*0.25 )*SIN([.A83]*PI())*PI()" office:value-type="float" office:value="3.96629887045972" calcext:value-type="float">
            <text:p>3.96629887045972</text:p>
          </table:table-cell>
        </table:table-row>
        <table:table-row table:style-name="ro1">
          <table:table-cell table:formula="of:=[.A83]+0.01" office:value-type="float" office:value="0.83" calcext:value-type="float">
            <text:p>0.83</text:p>
          </table:table-cell>
          <table:table-cell table:formula="of:=-( PI()*0.5 + PI()*0.25 )*COS([.A84]*PI()) + PI()*0.25" office:value-type="float" office:value="2.81347378490113" calcext:value-type="float">
            <text:p>2.81347378490113</text:p>
          </table:table-cell>
          <table:table-cell table:formula="of:=( PI()*0.5 + PI()*0.25 )*SIN([.A84]*PI())*PI()" office:value-type="float" office:value="3.76802804791996" calcext:value-type="float">
            <text:p>3.76802804791996</text:p>
          </table:table-cell>
        </table:table-row>
        <table:table-row table:style-name="ro1">
          <table:table-cell table:formula="of:=[.A84]+0.01" office:value-type="float" office:value="0.84" calcext:value-type="float">
            <text:p>0.84</text:p>
          </table:table-cell>
          <table:table-cell table:formula="of:=-( PI()*0.5 + PI()*0.25 )*COS([.A85]*PI()) + PI()*0.25" office:value-type="float" office:value="2.85014713463555" calcext:value-type="float">
            <text:p>2.85014713463555</text:p>
          </table:table-cell>
          <table:table-cell table:formula="of:=( PI()*0.5 + PI()*0.25 )*SIN([.A85]*PI())*PI()" office:value-type="float" office:value="3.56603863661643" calcext:value-type="float">
            <text:p>3.56603863661643</text:p>
          </table:table-cell>
        </table:table-row>
        <table:table-row table:style-name="ro1">
          <table:table-cell table:formula="of:=[.A85]+0.01" office:value-type="float" office:value="0.850000000000001" calcext:value-type="float">
            <text:p>0.850000000000001</text:p>
          </table:table-cell>
          <table:table-cell table:formula="of:=-( PI()*0.5 + PI()*0.25 )*COS([.A86]*PI()) + PI()*0.25" office:value-type="float" office:value="2.88478282641551" calcext:value-type="float">
            <text:p>2.88478282641551</text:p>
          </table:table-cell>
          <table:table-cell table:formula="of:=( PI()*0.5 + PI()*0.25 )*SIN([.A86]*PI())*PI()" office:value-type="float" office:value="3.36052997571163" calcext:value-type="float">
            <text:p>3.36052997571163</text:p>
          </table:table-cell>
        </table:table-row>
        <table:table-row table:style-name="ro1">
          <table:table-cell table:formula="of:=[.A86]+0.01" office:value-type="float" office:value="0.860000000000001" calcext:value-type="float">
            <text:p>0.860000000000001</text:p>
          </table:table-cell>
          <table:table-cell table:formula="of:=-( PI()*0.5 + PI()*0.25 )*COS([.A87]*PI()) + PI()*0.25" office:value-type="float" office:value="2.91734667899486" calcext:value-type="float">
            <text:p>2.91734667899486</text:p>
          </table:table-cell>
          <table:table-cell table:formula="of:=( PI()*0.5 + PI()*0.25 )*SIN([.A87]*PI())*PI()" office:value-type="float" office:value="3.1517048774425" calcext:value-type="float">
            <text:p>3.1517048774425</text:p>
          </table:table-cell>
        </table:table-row>
        <table:table-row table:style-name="ro1">
          <table:table-cell table:formula="of:=[.A87]+0.01" office:value-type="float" office:value="0.87" calcext:value-type="float">
            <text:p>0.87</text:p>
          </table:table-cell>
          <table:table-cell table:formula="of:=-( PI()*0.5 + PI()*0.25 )*COS([.A88]*PI()) + PI()*0.25" office:value-type="float" office:value="2.94780655578258" calcext:value-type="float">
            <text:p>2.94780655578258</text:p>
          </table:table-cell>
          <table:table-cell table:formula="of:=( PI()*0.5 + PI()*0.25 )*SIN([.A88]*PI())*PI()" office:value-type="float" office:value="2.93976942696928" calcext:value-type="float">
            <text:p>2.93976942696928</text:p>
          </table:table-cell>
        </table:table-row>
        <table:table-row table:style-name="ro1">
          <table:table-cell table:formula="of:=[.A88]+0.01" office:value-type="float" office:value="0.88" calcext:value-type="float">
            <text:p>0.88</text:p>
          </table:table-cell>
          <table:table-cell table:formula="of:=-( PI()*0.5 + PI()*0.25 )*COS([.A89]*PI()) + PI()*0.25" office:value-type="float" office:value="2.97613239655775" calcext:value-type="float">
            <text:p>2.97613239655775</text:p>
          </table:table-cell>
          <table:table-cell table:formula="of:=( PI()*0.5 + PI()*0.25 )*SIN([.A89]*PI())*PI()" office:value-type="float" office:value="2.7249327789943" calcext:value-type="float">
            <text:p>2.7249327789943</text:p>
          </table:table-cell>
        </table:table-row>
        <table:table-row table:style-name="ro1">
          <table:table-cell table:formula="of:=[.A89]+0.01" office:value-type="float" office:value="0.890000000000001" calcext:value-type="float">
            <text:p>0.890000000000001</text:p>
          </table:table-cell>
          <table:table-cell table:formula="of:=-( PI()*0.5 + PI()*0.25 )*COS([.A90]*PI()) + PI()*0.25" office:value-type="float" office:value="3.00229624713533" calcext:value-type="float">
            <text:p>3.00229624713533</text:p>
          </table:table-cell>
          <table:table-cell table:formula="of:=( PI()*0.5 + PI()*0.25 )*SIN([.A90]*PI())*PI()" office:value-type="float" office:value="2.50740695135157" calcext:value-type="float">
            <text:p>2.50740695135157</text:p>
          </table:table-cell>
        </table:table-row>
        <table:table-row table:style-name="ro1">
          <table:table-cell table:formula="of:=[.A90]+0.01" office:value-type="float" office:value="0.900000000000001" calcext:value-type="float">
            <text:p>0.900000000000001</text:p>
          </table:table-cell>
          <table:table-cell table:formula="of:=-( PI()*0.5 + PI()*0.25 )*COS([.A91]*PI()) + PI()*0.25" office:value-type="float" office:value="3.02627228695362" calcext:value-type="float">
            <text:p>3.02627228695362</text:p>
          </table:table-cell>
          <table:table-cell table:formula="of:=( PI()*0.5 + PI()*0.25 )*SIN([.A91]*PI())*PI()" office:value-type="float" office:value="2.28740661577078" calcext:value-type="float">
            <text:p>2.28740661577078</text:p>
          </table:table-cell>
        </table:table-row>
        <table:table-row table:style-name="ro1">
          <table:table-cell table:formula="of:=[.A91]+0.01" office:value-type="float" office:value="0.910000000000001" calcext:value-type="float">
            <text:p>0.910000000000001</text:p>
          </table:table-cell>
          <table:table-cell table:formula="of:=-( PI()*0.5 + PI()*0.25 )*COS([.A92]*PI()) + PI()*0.25" office:value-type="float" office:value="3.04803685455596" calcext:value-type="float">
            <text:p>3.04803685455596</text:p>
          </table:table-cell>
          <table:table-cell table:formula="of:=( PI()*0.5 + PI()*0.25 )*SIN([.A92]*PI())*PI()" office:value-type="float" office:value="2.06514888602216" calcext:value-type="float">
            <text:p>2.06514888602216</text:p>
          </table:table-cell>
        </table:table-row>
        <table:table-row table:style-name="ro1">
          <table:table-cell table:formula="of:=[.A92]+0.01" office:value-type="float" office:value="0.92" calcext:value-type="float">
            <text:p>0.92</text:p>
          </table:table-cell>
          <table:table-cell table:formula="of:=-( PI()*0.5 + PI()*0.25 )*COS([.A93]*PI()) + PI()*0.25" office:value-type="float" office:value="3.06756847094181" calcext:value-type="float">
            <text:p>3.06756847094181</text:p>
          </table:table-cell>
          <table:table-cell table:formula="of:=( PI()*0.5 + PI()*0.25 )*SIN([.A93]*PI())*PI()" office:value-type="float" office:value="1.84085310365149" calcext:value-type="float">
            <text:p>1.84085310365149</text:p>
          </table:table-cell>
        </table:table-row>
        <table:table-row table:style-name="ro1">
          <table:table-cell table:formula="of:=[.A93]+0.01" office:value-type="float" office:value="0.930000000000001" calcext:value-type="float">
            <text:p>0.930000000000001</text:p>
          </table:table-cell>
          <table:table-cell table:formula="of:=-( PI()*0.5 + PI()*0.25 )*COS([.A94]*PI()) + PI()*0.25" office:value-type="float" office:value="3.08484786076388" calcext:value-type="float">
            <text:p>3.08484786076388</text:p>
          </table:table-cell>
          <table:table-cell table:formula="of:=( PI()*0.5 + PI()*0.25 )*SIN([.A94]*PI())*PI()" office:value-type="float" office:value="1.6147406215164" calcext:value-type="float">
            <text:p>1.6147406215164</text:p>
          </table:table-cell>
        </table:table-row>
        <table:table-row table:style-name="ro1">
          <table:table-cell table:formula="of:=[.A94]+0.01" office:value-type="float" office:value="0.940000000000001" calcext:value-type="float">
            <text:p>0.940000000000001</text:p>
          </table:table-cell>
          <table:table-cell table:formula="of:=-( PI()*0.5 + PI()*0.25 )*COS([.A95]*PI()) + PI()*0.25" office:value-type="float" office:value="3.09985797135057" calcext:value-type="float">
            <text:p>3.09985797135057</text:p>
          </table:table-cell>
          <table:table-cell table:formula="of:=( PI()*0.5 + PI()*0.25 )*SIN([.A95]*PI())*PI()" office:value-type="float" office:value="1.38703458533787" calcext:value-type="float">
            <text:p>1.38703458533787</text:p>
          </table:table-cell>
        </table:table-row>
        <table:table-row table:style-name="ro1">
          <table:table-cell table:formula="of:=[.A95]+0.01" office:value-type="float" office:value="0.950000000000001" calcext:value-type="float">
            <text:p>0.950000000000001</text:p>
          </table:table-cell>
          <table:table-cell table:formula="of:=-( PI()*0.5 + PI()*0.25 )*COS([.A96]*PI()) + PI()*0.25" office:value-type="float" office:value="3.11258398953493" calcext:value-type="float">
            <text:p>3.11258398953493</text:p>
          </table:table-cell>
          <table:table-cell table:formula="of:=( PI()*0.5 + PI()*0.25 )*SIN([.A96]*PI())*PI()" office:value-type="float" office:value="1.15795971348233" calcext:value-type="float">
            <text:p>1.15795971348233</text:p>
          </table:table-cell>
        </table:table-row>
        <table:table-row table:style-name="ro1">
          <table:table-cell table:formula="of:=[.A96]+0.01" office:value-type="float" office:value="0.960000000000001" calcext:value-type="float">
            <text:p>0.960000000000001</text:p>
          </table:table-cell>
          <table:table-cell table:formula="of:=-( PI()*0.5 + PI()*0.25 )*COS([.A97]*PI()) + PI()*0.25" office:value-type="float" office:value="3.12301335627345" calcext:value-type="float">
            <text:p>3.12301335627345</text:p>
          </table:table-cell>
          <table:table-cell table:formula="of:=( PI()*0.5 + PI()*0.25 )*SIN([.A97]*PI())*PI()" office:value-type="float" office:value="0.927742075191749" calcext:value-type="float">
            <text:p>0.927742075191749</text:p>
          </table:table-cell>
        </table:table-row>
        <table:table-row table:style-name="ro1">
          <table:table-cell table:formula="of:=[.A97]+0.01" office:value-type="float" office:value="0.970000000000001" calcext:value-type="float">
            <text:p>0.970000000000001</text:p>
          </table:table-cell>
          <table:table-cell table:formula="of:=-( PI()*0.5 + PI()*0.25 )*COS([.A98]*PI()) + PI()*0.25" office:value-type="float" office:value="3.13113577904029" calcext:value-type="float">
            <text:p>3.13113577904029</text:p>
          </table:table-cell>
          <table:table-cell table:formula="of:=( PI()*0.5 + PI()*0.25 )*SIN([.A98]*PI())*PI()" office:value-type="float" office:value="0.696608867480616" calcext:value-type="float">
            <text:p>0.696608867480616</text:p>
          </table:table-cell>
        </table:table-row>
        <table:table-row table:style-name="ro1">
          <table:table-cell table:formula="of:=[.A98]+0.01" office:value-type="float" office:value="0.980000000000001" calcext:value-type="float">
            <text:p>0.980000000000001</text:p>
          </table:table-cell>
          <table:table-cell table:formula="of:=-( PI()*0.5 + PI()*0.25 )*COS([.A99]*PI()) + PI()*0.25" office:value-type="float" office:value="3.13694324198483" calcext:value-type="float">
            <text:p>3.13694324198483</text:p>
          </table:table-cell>
          <table:table-cell table:formula="of:=( PI()*0.5 + PI()*0.25 )*SIN([.A99]*PI())*PI()" office:value-type="float" office:value="0.464788190919884" calcext:value-type="float">
            <text:p>0.464788190919884</text:p>
          </table:table-cell>
        </table:table-row>
        <table:table-row table:style-name="ro1">
          <table:table-cell table:formula="of:=[.A99]+0.01" office:value-type="float" office:value="0.990000000000001" calcext:value-type="float">
            <text:p>0.990000000000001</text:p>
          </table:table-cell>
          <table:table-cell table:formula="of:=-( PI()*0.5 + PI()*0.25 )*COS([.A100]*PI()) + PI()*0.25" office:value-type="float" office:value="3.14043001384229" calcext:value-type="float">
            <text:p>3.14043001384229</text:p>
          </table:table-cell>
          <table:table-cell table:formula="of:=( PI()*0.5 + PI()*0.25 )*SIN([.A100]*PI())*PI()" office:value-type="float" office:value="0.232508824529276" calcext:value-type="float">
            <text:p>0.232508824529276</text:p>
          </table:table-cell>
        </table:table-row>
        <table:table-row table:style-name="ro1">
          <table:table-cell table:formula="of:=[.A100]+0.01" office:value-type="float" office:value="1" calcext:value-type="float">
            <text:p>1</text:p>
          </table:table-cell>
          <table:table-cell table:formula="of:=-( PI()*0.5 + PI()*0.25 )*COS([.A101]*PI()) + PI()*0.25" office:value-type="float" office:value="3.14159265358979" calcext:value-type="float">
            <text:p>3.14159265358979</text:p>
          </table:table-cell>
          <table:table-cell table:formula="of:=( PI()*0.5 + PI()*0.25 )*SIN([.A101]*PI())*PI()" office:value-type="float" office:value="-0.0000000000000155296846171484" calcext:value-type="float">
            <text:p>-1.55296846171484E-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09:41:55.915694566</meta:creation-date>
    <meta:generator>LibreOffice/6.0.7.3$Linux_X86_64 LibreOffice_project/00m0$Build-3</meta:generator>
    <dc:date>2020-02-05T09:55:45.593678648</dc:date>
    <meta:editing-duration>PT2M51S</meta:editing-duration>
    <meta:editing-cycles>1</meta:editing-cycles>
    <meta:document-statistic meta:table-count="1" meta:cell-count="303" meta:object-count="0"/>
  </office:meta>
</office:document-meta>
</file>